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0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4149816765067358" office:value-type="float"/>
          <table:table-cell office:value="-0.017856720681679396" office:value-type="float"/>
          <table:table-cell office:value="1" office:value-type="float"/>
          <table:table-cell office:value="0.4149816765067358" office:value-type="float"/>
        </table:table-row>
        <table:table-row>
          <table:table-cell office:value="-0.00041368763385894546" office:value-type="float"/>
          <table:table-cell office:value="-0.01951405930241076" office:value-type="float"/>
          <table:table-cell office:value="2" office:value-type="float"/>
          <table:table-cell office:value="-0.8286693103656813" office:value-type="float"/>
        </table:table-row>
        <table:table-row>
          <table:table-cell office:value="-0.0008256657210428202" office:value-type="float"/>
          <table:table-cell office:value="-0.02033801547677851" office:value-type="float"/>
          <table:table-cell office:value="3" office:value-type="float"/>
          <table:table-cell office:value="-0.41197808718387474" office:value-type="float"/>
        </table:table-row>
        <table:table-row>
          <table:table-cell office:value="0.00017433427895717979" office:value-type="float"/>
          <table:table-cell office:value="-0.018338015476778508" office:value-type="float"/>
          <table:table-cell office:value="4" office:value-type="float"/>
          <table:table-cell office:value="1" office:value-type="float"/>
        </table:table-row>
      </table:table>
      <table:table table:name="1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047361588286821423" office:value-type="float"/>
          <table:table-cell office:value="-0.030100127092620357" office:value-type="float"/>
          <table:table-cell office:value="1" office:value-type="float"/>
          <table:table-cell office:value="-0.4736158828682142" office:value-type="float"/>
        </table:table-row>
        <table:table-row>
          <table:table-cell office:value="-0.0008183368737421095" office:value-type="float"/>
          <table:table-cell office:value="-0.029410685110872567" office:value-type="float"/>
          <table:table-cell office:value="2" office:value-type="float"/>
          <table:table-cell office:value="-0.3447209908738953" office:value-type="float"/>
        </table:table-row>
        <table:table-row>
          <table:table-cell office:value="-0.0005256933891776964" office:value-type="float"/>
          <table:table-cell office:value="-0.029995972080001394" office:value-type="float"/>
          <table:table-cell office:value="3" office:value-type="float"/>
          <table:table-cell office:value="0.292643484564413" office:value-type="float"/>
        </table:table-row>
        <table:table-row>
          <table:table-cell office:value="0.00011218890101777107" office:value-type="float"/>
          <table:table-cell office:value="-0.031271736660392326" office:value-type="float"/>
          <table:table-cell office:value="4" office:value-type="float"/>
          <table:table-cell office:value="0.6378822901954675" office:value-type="float"/>
        </table:table-row>
        <table:table-row>
          <table:table-cell office:value="-0.000887811098982229" office:value-type="float"/>
          <table:table-cell office:value="-0.029271736660392327" office:value-type="float"/>
          <table:table-cell office:value="5" office:value-type="float"/>
          <table:table-cell office:value="-1" office:value-type="float"/>
        </table:table-row>
      </table:table>
      <table:table table:name="2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07444934365328171" office:value-type="float"/>
          <table:table-cell office:value="-0.025158442305377306" office:value-type="float"/>
          <table:table-cell office:value="1" office:value-type="float"/>
          <table:table-cell office:value="-0.7444934365328171" office:value-type="float"/>
        </table:table-row>
        <table:table-row>
          <table:table-cell office:value="-0.001744493436532817" office:value-type="float"/>
          <table:table-cell office:value="-0.023158442305377308" office:value-type="float"/>
          <table:table-cell office:value="2" office:value-type="float"/>
          <table:table-cell office:value="-1" office:value-type="float"/>
        </table:table-row>
      </table:table>
      <table:table table:name="3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5606253865749899" office:value-type="float"/>
          <table:table-cell office:value="-0.06060786963751593" office:value-type="float"/>
          <table:table-cell office:value="1" office:value-type="float"/>
          <table:table-cell office:value="0.56062538657499" office:value-type="float"/>
        </table:table-row>
        <table:table-row>
          <table:table-cell office:value="0.0007960168975690546" office:value-type="float"/>
          <table:table-cell office:value="-0.06107865265950406" office:value-type="float"/>
          <table:table-cell office:value="2" office:value-type="float"/>
          <table:table-cell office:value="0.23539151099406475" office:value-type="float"/>
        </table:table-row>
        <table:table-row>
          <table:table-cell office:value="7.366648347712456e-05" office:value-type="float"/>
          <table:table-cell office:value="-0.0596339518313202" office:value-type="float"/>
          <table:table-cell office:value="3" office:value-type="float"/>
          <table:table-cell office:value="-0.7223504140919301" office:value-type="float"/>
        </table:table-row>
        <table:table-row>
          <table:table-cell office:value="-0.00027779382977621196" office:value-type="float"/>
          <table:table-cell office:value="-0.05893103120481353" office:value-type="float"/>
          <table:table-cell office:value="4" office:value-type="float"/>
          <table:table-cell office:value="-0.3514603132533365" office:value-type="float"/>
        </table:table-row>
        <table:table-row>
          <table:table-cell office:value="9.454067779303464e-05" office:value-type="float"/>
          <table:table-cell office:value="-0.05967570021995202" office:value-type="float"/>
          <table:table-cell office:value="5" office:value-type="float"/>
          <table:table-cell office:value="0.3723345075692466" office:value-type="float"/>
        </table:table-row>
        <table:table-row>
          <table:table-cell office:value="-0.0004598675729847499" office:value-type="float"/>
          <table:table-cell office:value="-0.058566883718396454" office:value-type="float"/>
          <table:table-cell office:value="6" office:value-type="float"/>
          <table:table-cell office:value="-0.5544082507777846" office:value-type="float"/>
        </table:table-row>
        <table:table-row>
          <table:table-cell office:value="-0.00011271957411618352" office:value-type="float"/>
          <table:table-cell office:value="-0.05926117971613359" office:value-type="float"/>
          <table:table-cell office:value="7" office:value-type="float"/>
          <table:table-cell office:value="0.3471479988685664" office:value-type="float"/>
        </table:table-row>
        <table:table-row>
          <table:table-cell office:value="-0.0009526616260723611" office:value-type="float"/>
          <table:table-cell office:value="-0.05758129561222123" office:value-type="float"/>
          <table:table-cell office:value="8" office:value-type="float"/>
          <table:table-cell office:value="-0.8399420519561775" office:value-type="float"/>
        </table:table-row>
        <table:table-row>
          <table:table-cell office:value="-0.0012198664242684028" office:value-type="float"/>
          <table:table-cell office:value="-0.05704688601582915" office:value-type="float"/>
          <table:table-cell office:value="9" office:value-type="float"/>
          <table:table-cell office:value="-0.2672047981960417" office:value-type="float"/>
        </table:table-row>
        <table:table-row>
          <table:table-cell office:value="-0.0004188744053738316" office:value-type="float"/>
          <table:table-cell office:value="-0.05864887005361829" office:value-type="float"/>
          <table:table-cell office:value="10" office:value-type="float"/>
          <table:table-cell office:value="0.8009920188945712" office:value-type="float"/>
        </table:table-row>
        <table:table-row>
          <table:table-cell office:value="0.0001293979531395451" office:value-type="float"/>
          <table:table-cell office:value="-0.059745414770645044" office:value-type="float"/>
          <table:table-cell office:value="11" office:value-type="float"/>
          <table:table-cell office:value="0.5482723585133766" office:value-type="float"/>
        </table:table-row>
        <table:table-row>
          <table:table-cell office:value="0.00047930107417290676" office:value-type="float"/>
          <table:table-cell office:value="-0.06044522101271176" office:value-type="float"/>
          <table:table-cell office:value="12" office:value-type="float"/>
          <table:table-cell office:value="0.34990312103336163" office:value-type="float"/>
        </table:table-row>
        <table:table-row>
          <table:table-cell office:value="0.0013874562620879696" office:value-type="float"/>
          <table:table-cell office:value="-0.06226153138854189" office:value-type="float"/>
          <table:table-cell office:value="13" office:value-type="float"/>
          <table:table-cell office:value="0.9081551879150629" office:value-type="float"/>
        </table:table-row>
        <table:table-row>
          <table:table-cell office:value="0.0009074486851497423" office:value-type="float"/>
          <table:table-cell office:value="-0.06130151623466543" office:value-type="float"/>
          <table:table-cell office:value="14" office:value-type="float"/>
          <table:table-cell office:value="-0.48000757693822727" office:value-type="float"/>
        </table:table-row>
        <table:table-row>
          <table:table-cell office:value="0.0008778878799748449" office:value-type="float"/>
          <table:table-cell office:value="-0.06124239462431564" office:value-type="float"/>
          <table:table-cell office:value="15" office:value-type="float"/>
          <table:table-cell office:value="-0.029560805174897453" office:value-type="float"/>
        </table:table-row>
        <table:table-row>
          <table:table-cell office:value="0.0005085967144114565" office:value-type="float"/>
          <table:table-cell office:value="-0.060503812293188866" office:value-type="float"/>
          <table:table-cell office:value="16" office:value-type="float"/>
          <table:table-cell office:value="-0.36929116556338837" office:value-type="float"/>
        </table:table-row>
        <table:table-row>
          <table:table-cell office:value="0.0013711118371897931" office:value-type="float"/>
          <table:table-cell office:value="-0.06222884253874554" office:value-type="float"/>
          <table:table-cell office:value="17" office:value-type="float"/>
          <table:table-cell office:value="0.8625151227783365" office:value-type="float"/>
        </table:table-row>
        <table:table-row>
          <table:table-cell office:value="0.0009504428543973679" office:value-type="float"/>
          <table:table-cell office:value="-0.06138750457316069" office:value-type="float"/>
          <table:table-cell office:value="18" office:value-type="float"/>
          <table:table-cell office:value="-0.42066898279242526" office:value-type="float"/>
        </table:table-row>
        <table:table-row>
          <table:table-cell office:value="0.00028658454062777615" office:value-type="float"/>
          <table:table-cell office:value="-0.0600597879456215" office:value-type="float"/>
          <table:table-cell office:value="19" office:value-type="float"/>
          <table:table-cell office:value="-0.6638583137695917" office:value-type="float"/>
        </table:table-row>
        <table:table-row>
          <table:table-cell office:value="3.8660489225711956e-05" office:value-type="float"/>
          <table:table-cell office:value="-0.059563939842817375" office:value-type="float"/>
          <table:table-cell office:value="20" office:value-type="float"/>
          <table:table-cell office:value="-0.2479240514020642" office:value-type="float"/>
        </table:table-row>
        <table:table-row>
          <table:table-cell office:value="-0.0007616213410996747" office:value-type="float"/>
          <table:table-cell office:value="-0.057963376182166605" office:value-type="float"/>
          <table:table-cell office:value="21" office:value-type="float"/>
          <table:table-cell office:value="-0.8002818303253867" office:value-type="float"/>
        </table:table-row>
        <table:table-row>
          <table:table-cell office:value="-0.0007628261211941531" office:value-type="float"/>
          <table:table-cell office:value="-0.057960966621977646" office:value-type="float"/>
          <table:table-cell office:value="22" office:value-type="float"/>
          <table:table-cell office:value="-0.0012047800944783305" office:value-type="float"/>
        </table:table-row>
        <table:table-row>
          <table:table-cell office:value="-0.0008313918996984057" office:value-type="float"/>
          <table:table-cell office:value="-0.05782383506496914" office:value-type="float"/>
          <table:table-cell office:value="23" office:value-type="float"/>
          <table:table-cell office:value="-0.0685657785042526" office:value-type="float"/>
        </table:table-row>
        <table:table-row>
          <table:table-cell office:value="1.0157446637338013e-05" office:value-type="float"/>
          <table:table-cell office:value="-0.05950693375764063" office:value-type="float"/>
          <table:table-cell office:value="24" office:value-type="float"/>
          <table:table-cell office:value="0.8415493463357437" office:value-type="float"/>
        </table:table-row>
        <table:table-row>
          <table:table-cell office:value="-0.000684099456696213" office:value-type="float"/>
          <table:table-cell office:value="-0.05811841995097353" office:value-type="float"/>
          <table:table-cell office:value="25" office:value-type="float"/>
          <table:table-cell office:value="-0.6942569033335511" office:value-type="float"/>
        </table:table-row>
        <table:table-row>
          <table:table-cell office:value="-0.0013051912515036012" office:value-type="float"/>
          <table:table-cell office:value="-0.05687623636135875" office:value-type="float"/>
          <table:table-cell office:value="26" office:value-type="float"/>
          <table:table-cell office:value="-0.621091794807388" office:value-type="float"/>
        </table:table-row>
        <table:table-row>
          <table:table-cell office:value="-0.0015025226999554678" office:value-type="float"/>
          <table:table-cell office:value="-0.056481573464455016" office:value-type="float"/>
          <table:table-cell office:value="27" office:value-type="float"/>
          <table:table-cell office:value="-0.19733144845186668" office:value-type="float"/>
        </table:table-row>
        <table:table-row>
          <table:table-cell office:value="-0.0013478301555708947" office:value-type="float"/>
          <table:table-cell office:value="-0.05679095855322416" office:value-type="float"/>
          <table:table-cell office:value="28" office:value-type="float"/>
          <table:table-cell office:value="0.15469254438457303" office:value-type="float"/>
        </table:table-row>
        <table:table-row>
          <table:table-cell office:value="-0.0013010424162529406" office:value-type="float"/>
          <table:table-cell office:value="-0.05688453403186007" office:value-type="float"/>
          <table:table-cell office:value="29" office:value-type="float"/>
          <table:table-cell office:value="0.0467877393179541" office:value-type="float"/>
        </table:table-row>
        <table:table-row>
          <table:table-cell office:value="-0.0013390226560913024" office:value-type="float"/>
          <table:table-cell office:value="-0.05680857355218335" office:value-type="float"/>
          <table:table-cell office:value="30" office:value-type="float"/>
          <table:table-cell office:value="-0.03798023983836174" office:value-type="float"/>
        </table:table-row>
        <table:table-row>
          <table:table-cell office:value="-0.0013381833323545752" office:value-type="float"/>
          <table:table-cell office:value="-0.056810252199656804" office:value-type="float"/>
          <table:table-cell office:value="31" office:value-type="float"/>
          <table:table-cell office:value="0.0008393237367272377" office:value-type="float"/>
        </table:table-row>
        <table:table-row>
          <table:table-cell office:value="-0.0014608072378940878" office:value-type="float"/>
          <table:table-cell office:value="-0.056565004388577776" office:value-type="float"/>
          <table:table-cell office:value="32" office:value-type="float"/>
          <table:table-cell office:value="-0.12262390553951263" office:value-type="float"/>
        </table:table-row>
        <table:table-row>
          <table:table-cell office:value="-0.0017902066559799014" office:value-type="float"/>
          <table:table-cell office:value="-0.05590620555240615" office:value-type="float"/>
          <table:table-cell office:value="33" office:value-type="float"/>
          <table:table-cell office:value="-0.3293994180858135" office:value-type="float"/>
        </table:table-row>
        <table:table-row>
          <table:table-cell office:value="-0.002067100053773075" office:value-type="float"/>
          <table:table-cell office:value="-0.0553524187568198" office:value-type="float"/>
          <table:table-cell office:value="34" office:value-type="float"/>
          <table:table-cell office:value="-0.2768933977931738" office:value-type="float"/>
        </table:table-row>
        <table:table-row>
          <table:table-cell office:value="-0.002317683247037977" office:value-type="float"/>
          <table:table-cell office:value="-0.054851252370289996" office:value-type="float"/>
          <table:table-cell office:value="35" office:value-type="float"/>
          <table:table-cell office:value="-0.25058319326490164" office:value-type="float"/>
        </table:table-row>
        <table:table-row>
          <table:table-cell office:value="-0.00247788559005484" office:value-type="float"/>
          <table:table-cell office:value="-0.05453084768425627" office:value-type="float"/>
          <table:table-cell office:value="36" office:value-type="float"/>
          <table:table-cell office:value="-0.16020234301686287" office:value-type="float"/>
        </table:table-row>
        <table:table-row>
          <table:table-cell office:value="-0.0026599306437455118" office:value-type="float"/>
          <table:table-cell office:value="-0.054166757576874926" office:value-type="float"/>
          <table:table-cell office:value="37" office:value-type="float"/>
          <table:table-cell office:value="-0.18204505369067192" office:value-type="float"/>
        </table:table-row>
        <table:table-row>
          <table:table-cell office:value="-0.002981706925787777" office:value-type="float"/>
          <table:table-cell office:value="-0.0535232050127904" office:value-type="float"/>
          <table:table-cell office:value="38" office:value-type="float"/>
          <table:table-cell office:value="-0.32177628204226494" office:value-type="float"/>
        </table:table-row>
        <table:table-row>
          <table:table-cell office:value="-0.0032435674202896656" office:value-type="float"/>
          <table:table-cell office:value="-0.05299948402378662" office:value-type="float"/>
          <table:table-cell office:value="39" office:value-type="float"/>
          <table:table-cell office:value="-0.26186049450188875" office:value-type="float"/>
        </table:table-row>
        <table:table-row>
          <table:table-cell office:value="-0.0035491690133966506" office:value-type="float"/>
          <table:table-cell office:value="-0.05238828083757265" office:value-type="float"/>
          <table:table-cell office:value="40" office:value-type="float"/>
          <table:table-cell office:value="-0.3056015931069851" office:value-type="float"/>
        </table:table-row>
        <table:table-row>
          <table:table-cell office:value="-0.0038742047940649093" office:value-type="float"/>
          <table:table-cell office:value="-0.05173820927623613" office:value-type="float"/>
          <table:table-cell office:value="41" office:value-type="float"/>
          <table:table-cell office:value="-0.32503578066825867" office:value-type="float"/>
        </table:table-row>
        <table:table-row>
          <table:table-cell office:value="-0.0045111504738487304" office:value-type="float"/>
          <table:table-cell office:value="-0.05046431791666849" office:value-type="float"/>
          <table:table-cell office:value="42" office:value-type="float"/>
          <table:table-cell office:value="-0.6369456797838211" office:value-type="float"/>
        </table:table-row>
        <table:table-row>
          <table:table-cell office:value="-0.005020170653358847" office:value-type="float"/>
          <table:table-cell office:value="-0.04944627755764826" office:value-type="float"/>
          <table:table-cell office:value="43" office:value-type="float"/>
          <table:table-cell office:value="-0.5090201795101166" office:value-type="float"/>
        </table:table-row>
        <table:table-row>
          <table:table-cell office:value="-0.005439286941782385" office:value-type="float"/>
          <table:table-cell office:value="-0.04860804498080118" office:value-type="float"/>
          <table:table-cell office:value="44" office:value-type="float"/>
          <table:table-cell office:value="-0.4191162884235382" office:value-type="float"/>
        </table:table-row>
        <table:table-row>
          <table:table-cell office:value="-0.0060105897743523125" office:value-type="float"/>
          <table:table-cell office:value="-0.04746543931566133" office:value-type="float"/>
          <table:table-cell office:value="45" office:value-type="float"/>
          <table:table-cell office:value="-0.571302832569927" office:value-type="float"/>
        </table:table-row>
        <table:table-row>
          <table:table-cell office:value="-0.006661690557029844" office:value-type="float"/>
          <table:table-cell office:value="-0.046163237750306264" office:value-type="float"/>
          <table:table-cell office:value="46" office:value-type="float"/>
          <table:table-cell office:value="-0.6511007826775312" office:value-type="float"/>
        </table:table-row>
        <table:table-row>
          <table:table-cell office:value="-0.007410614313212037" office:value-type="float"/>
          <table:table-cell office:value="-0.044665390237941874" office:value-type="float"/>
          <table:table-cell office:value="47" office:value-type="float"/>
          <table:table-cell office:value="-0.7489237561821938" office:value-type="float"/>
        </table:table-row>
        <table:table-row>
          <table:table-cell office:value="-0.00802818739565909" office:value-type="float"/>
          <table:table-cell office:value="-0.04343024407304777" office:value-type="float"/>
          <table:table-cell office:value="48" office:value-type="float"/>
          <table:table-cell office:value="-0.617573082447052" office:value-type="float"/>
        </table:table-row>
        <table:table-row>
          <table:table-cell office:value="-0.008709097312417627" office:value-type="float"/>
          <table:table-cell office:value="-0.042068424239530694" office:value-type="float"/>
          <table:table-cell office:value="49" office:value-type="float"/>
          <table:table-cell office:value="-0.6809099167585373" office:value-type="float"/>
        </table:table-row>
        <table:table-row>
          <table:table-cell office:value="-0.009541285423216224" office:value-type="float"/>
          <table:table-cell office:value="-0.0404040480179335" office:value-type="float"/>
          <table:table-cell office:value="50" office:value-type="float"/>
          <table:table-cell office:value="-0.8321881107985973" office:value-type="float"/>
        </table:table-row>
      </table:table>
      <table:table table:name="4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08188761845231056" office:value-type="float"/>
          <table:table-cell office:value="-0.010013830623601916" office:value-type="float"/>
          <table:table-cell office:value="1" office:value-type="float"/>
          <table:table-cell office:value="-0.8188761845231056" office:value-type="float"/>
        </table:table-row>
        <table:table-row>
          <table:table-cell office:value="-0.0015501874685287477" office:value-type="float"/>
          <table:table-cell office:value="-0.0114764531916132" office:value-type="float"/>
          <table:table-cell office:value="2" office:value-type="float"/>
          <table:table-cell office:value="-0.7313112840056419" office:value-type="float"/>
        </table:table-row>
        <table:table-row>
          <table:table-cell office:value="-0.0023494711443781853" office:value-type="float"/>
          <table:table-cell office:value="-0.013075020543312076" office:value-type="float"/>
          <table:table-cell office:value="3" office:value-type="float"/>
          <table:table-cell office:value="-0.7992836758494377" office:value-type="float"/>
        </table:table-row>
        <table:table-row>
          <table:table-cell office:value="-0.0031977490233257412" office:value-type="float"/>
          <table:table-cell office:value="-0.014771576301207187" office:value-type="float"/>
          <table:table-cell office:value="4" office:value-type="float"/>
          <table:table-cell office:value="-0.848277878947556" office:value-type="float"/>
        </table:table-row>
        <table:table-row>
          <table:table-cell office:value="-0.003911901687271893" office:value-type="float"/>
          <table:table-cell office:value="-0.01619988162909949" office:value-type="float"/>
          <table:table-cell office:value="5" office:value-type="float"/>
          <table:table-cell office:value="-0.7141526639461517" office:value-type="float"/>
        </table:table-row>
        <table:table-row>
          <table:table-cell office:value="-0.004899998825974762" office:value-type="float"/>
          <table:table-cell office:value="-0.01817607590650523" office:value-type="float"/>
          <table:table-cell office:value="6" office:value-type="float"/>
          <table:table-cell office:value="-0.9880971387028694" office:value-type="float"/>
        </table:table-row>
        <table:table-row>
          <table:table-cell office:value="-0.0057661753157153715" office:value-type="float"/>
          <table:table-cell office:value="-0.01990842888598645" office:value-type="float"/>
          <table:table-cell office:value="7" office:value-type="float"/>
          <table:table-cell office:value="-0.8661764897406101" office:value-type="float"/>
        </table:table-row>
        <table:table-row>
          <table:table-cell office:value="-0.006668457982596009" office:value-type="float"/>
          <table:table-cell office:value="-0.021712994219747723" office:value-type="float"/>
          <table:table-cell office:value="8" office:value-type="float"/>
          <table:table-cell office:value="-0.9022826668806374" office:value-type="float"/>
        </table:table-row>
        <table:table-row>
          <table:table-cell office:value="-0.007668457982596009" office:value-type="float"/>
          <table:table-cell office:value="-0.02371299421974772" office:value-type="float"/>
          <table:table-cell office:value="9" office:value-type="float"/>
          <table:table-cell office:value="-1" office:value-type="float"/>
        </table:table-row>
      </table:table>
      <table:table table:name="5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08792954236268997" office:value-type="float"/>
          <table:table-cell office:value="-0.08618772500402815" office:value-type="float"/>
          <table:table-cell office:value="1" office:value-type="float"/>
          <table:table-cell office:value="-0.8792954236268997" office:value-type="float"/>
        </table:table-row>
        <table:table-row>
          <table:table-cell office:value="-0.0018792954236268996" office:value-type="float"/>
          <table:table-cell office:value="-0.08418772500402814" office:value-type="float"/>
          <table:table-cell office:value="2" office:value-type="float"/>
          <table:table-cell office:value="-1" office:value-type="float"/>
        </table:table-row>
      </table:table>
      <table:table table:name="6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1" office:value-type="float"/>
          <table:table-cell office:value="-0.013784720115095015" office:value-type="float"/>
          <table:table-cell office:value="1" office:value-type="float"/>
          <table:table-cell office:value="-1" office:value-type="float"/>
        </table:table-row>
      </table:table>
      <table:table table:name="7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09012812450528145" office:value-type="float"/>
          <table:table-cell office:value="-0.08276512599919636" office:value-type="float"/>
          <table:table-cell office:value="1" office:value-type="float"/>
          <table:table-cell office:value="-0.9012812450528145" office:value-type="float"/>
        </table:table-row>
        <table:table-row>
          <table:table-cell office:value="-0.0019012812450528145" office:value-type="float"/>
          <table:table-cell office:value="-0.08076512599919636" office:value-type="float"/>
          <table:table-cell office:value="2" office:value-type="float"/>
          <table:table-cell office:value="-1" office:value-type="float"/>
        </table:table-row>
      </table:table>
      <table:table table:name="8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1" office:value-type="float"/>
          <table:table-cell office:value="-0.0871470528896312" office:value-type="float"/>
          <table:table-cell office:value="1" office:value-type="float"/>
          <table:table-cell office:value="-1" office:value-type="float"/>
        </table:table-row>
      </table:table>
      <table:table table:name="9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1" office:value-type="float"/>
          <table:table-cell office:value="-0.07140537995121943" office:value-type="float"/>
          <table:table-cell office:value="1" office:value-type="float"/>
          <table:table-cell office:value="-1" office:value-type="float"/>
        </table:table-row>
      </table:table>
      <table:table table:name="10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08989280238747597" office:value-type="float"/>
          <table:table-cell office:value="-0.04110126702423575" office:value-type="float"/>
          <table:table-cell office:value="1" office:value-type="float"/>
          <table:table-cell office:value="-0.8989280238747597" office:value-type="float"/>
        </table:table-row>
        <table:table-row>
          <table:table-cell office:value="-0.0018989280238747596" office:value-type="float"/>
          <table:table-cell office:value="-0.03910126702423575" office:value-type="float"/>
          <table:table-cell office:value="2" office:value-type="float"/>
          <table:table-cell office:value="-1" office:value-type="float"/>
        </table:table-row>
      </table:table>
      <table:table table:name="11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1" office:value-type="float"/>
          <table:table-cell office:value="-0.09772951555626538" office:value-type="float"/>
          <table:table-cell office:value="1" office:value-type="float"/>
          <table:table-cell office:value="-1" office:value-type="float"/>
        </table:table-row>
      </table:table>
      <table:table table:name="12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1" office:value-type="float"/>
          <table:table-cell office:value="-0.037769806453827486" office:value-type="float"/>
          <table:table-cell office:value="1" office:value-type="float"/>
          <table:table-cell office:value="-1" office:value-type="float"/>
        </table:table-row>
      </table:table>
      <table:table table:name="13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1" office:value-type="float"/>
          <table:table-cell office:value="-0.03153312782376233" office:value-type="float"/>
          <table:table-cell office:value="1" office:value-type="float"/>
          <table:table-cell office:value="-1" office:value-type="float"/>
        </table:table-row>
      </table:table>
      <table:table table:name="14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09165136218070984" office:value-type="float"/>
          <table:table-cell office:value="-0.07120958409263514" office:value-type="float"/>
          <table:table-cell office:value="1" office:value-type="float"/>
          <table:table-cell office:value="-0.9165136218070984" office:value-type="float"/>
        </table:table-row>
        <table:table-row>
          <table:table-cell office:value="-0.0018488494008779526" office:value-type="float"/>
          <table:table-cell office:value="-0.06934491253449343" office:value-type="float"/>
          <table:table-cell office:value="2" office:value-type="float"/>
          <table:table-cell office:value="-0.9323357790708542" office:value-type="float"/>
        </table:table-row>
        <table:table-row>
          <table:table-cell office:value="-0.002848849400877953" office:value-type="float"/>
          <table:table-cell office:value="-0.06734491253449343" office:value-type="float"/>
          <table:table-cell office:value="3" office:value-type="float"/>
          <table:table-cell office:value="-1" office:value-type="float"/>
        </table:table-row>
      </table:table>
      <table:table table:name="15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08467828184366226" office:value-type="float"/>
          <table:table-cell office:value="-0.0005839238301239584" office:value-type="float"/>
          <table:table-cell office:value="1" office:value-type="float"/>
          <table:table-cell office:value="-0.8467828184366226" office:value-type="float"/>
        </table:table-row>
      </table:table>
      <table:table table:name="16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1" office:value-type="float"/>
          <table:table-cell office:value="-0.05548053113265142" office:value-type="float"/>
          <table:table-cell office:value="1" office:value-type="float"/>
          <table:table-cell office:value="-1" office:value-type="float"/>
        </table:table-row>
      </table:table>
      <table:table table:name="17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1" office:value-type="float"/>
          <table:table-cell office:value="-0.07419148405523376" office:value-type="float"/>
          <table:table-cell office:value="1" office:value-type="float"/>
          <table:table-cell office:value="-1" office:value-type="float"/>
        </table:table-row>
      </table:table>
      <table:table table:name="18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0870554804801941" office:value-type="float"/>
          <table:table-cell office:value="-0.010082035561890714" office:value-type="float"/>
          <table:table-cell office:value="1" office:value-type="float"/>
          <table:table-cell office:value="-0.8705548048019409" office:value-type="float"/>
        </table:table-row>
        <table:table-row>
          <table:table-cell office:value="-0.001870554804801941" office:value-type="float"/>
          <table:table-cell office:value="-0.012082035561890714" office:value-type="float"/>
          <table:table-cell office:value="2" office:value-type="float"/>
          <table:table-cell office:value="-1" office:value-type="float"/>
        </table:table-row>
      </table:table>
      <table:table table:name="19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1" office:value-type="float"/>
          <table:table-cell office:value="-0.09151199428268691" office:value-type="float"/>
          <table:table-cell office:value="1" office:value-type="float"/>
          <table:table-cell office:value="-1" office:value-type="float"/>
        </table:table-row>
      </table:table>
      <table:table table:name="20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08377285152673721" office:value-type="float"/>
          <table:table-cell office:value="-0.06989994309348797" office:value-type="float"/>
          <table:table-cell office:value="1" office:value-type="float"/>
          <table:table-cell office:value="-0.8377285152673721" office:value-type="float"/>
        </table:table-row>
        <table:table-row>
          <table:table-cell office:value="-0.0017962226681411267" office:value-type="float"/>
          <table:table-cell office:value="-0.07181693139923548" office:value-type="float"/>
          <table:table-cell office:value="2" office:value-type="float"/>
          <table:table-cell office:value="-0.9584941528737545" office:value-type="float"/>
        </table:table-row>
        <table:table-row>
          <table:table-cell office:value="-0.0027315536774694922" office:value-type="float"/>
          <table:table-cell office:value="-0.07368759341789222" office:value-type="float"/>
          <table:table-cell office:value="3" office:value-type="float"/>
          <table:table-cell office:value="-0.9353310093283653" office:value-type="float"/>
        </table:table-row>
        <table:table-row>
          <table:table-cell office:value="-0.0037315536774694923" office:value-type="float"/>
          <table:table-cell office:value="-0.07568759341789222" office:value-type="float"/>
          <table:table-cell office:value="4" office:value-type="float"/>
          <table:table-cell office:value="-1" office:value-type="float"/>
        </table:table-row>
      </table:table>
      <table:table table:name="21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09816893441602589" office:value-type="float"/>
          <table:table-cell office:value="-0.07798326747013258" office:value-type="float"/>
          <table:table-cell office:value="1" office:value-type="float"/>
          <table:table-cell office:value="-0.9816893441602588" office:value-type="float"/>
        </table:table-row>
        <table:table-row>
          <table:table-cell office:value="-0.001981689344160259" office:value-type="float"/>
          <table:table-cell office:value="-0.07598326747013258" office:value-type="float"/>
          <table:table-cell office:value="2" office:value-type="float"/>
          <table:table-cell office:value="-1" office:value-type="float"/>
        </table:table-row>
      </table:table>
      <table:table table:name="22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09232257530093194" office:value-type="float"/>
          <table:table-cell office:value="-0.06699777977306412" office:value-type="float"/>
          <table:table-cell office:value="1" office:value-type="float"/>
          <table:table-cell office:value="-0.9232257530093193" office:value-type="float"/>
        </table:table-row>
        <table:table-row>
          <table:table-cell office:value="-0.0019232257530093194" office:value-type="float"/>
          <table:table-cell office:value="-0.06899777977306412" office:value-type="float"/>
          <table:table-cell office:value="2" office:value-type="float"/>
          <table:table-cell office:value="-1" office:value-type="float"/>
        </table:table-row>
      </table:table>
      <table:table table:name="23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09469077624380588" office:value-type="float"/>
          <table:table-cell office:value="-0.03651615702847676" office:value-type="float"/>
          <table:table-cell office:value="1" office:value-type="float"/>
          <table:table-cell office:value="-0.9469077624380589" office:value-type="float"/>
        </table:table-row>
        <table:table-row>
          <table:table-cell office:value="-0.0018681799657642843" office:value-type="float"/>
          <table:table-cell office:value="-0.03467361262182431" office:value-type="float"/>
          <table:table-cell office:value="2" office:value-type="float"/>
          <table:table-cell office:value="-0.9212722033262253" office:value-type="float"/>
        </table:table-row>
        <table:table-row>
          <table:table-cell office:value="-0.0028120589740574364" office:value-type="float"/>
          <table:table-cell office:value="-0.032785854605238" office:value-type="float"/>
          <table:table-cell office:value="3" office:value-type="float"/>
          <table:table-cell office:value="-0.9438790082931519" office:value-type="float"/>
        </table:table-row>
        <table:table-row>
          <table:table-cell office:value="-0.003784085880964995" office:value-type="float"/>
          <table:table-cell office:value="-0.030841800791422888" office:value-type="float"/>
          <table:table-cell office:value="4" office:value-type="float"/>
          <table:table-cell office:value="-0.9720269069075584" office:value-type="float"/>
        </table:table-row>
        <table:table-row>
          <table:table-cell office:value="-0.004692590173333884" office:value-type="float"/>
          <table:table-cell office:value="-0.02902479220668511" office:value-type="float"/>
          <table:table-cell office:value="5" office:value-type="float"/>
          <table:table-cell office:value="-0.9085042923688889" office:value-type="float"/>
        </table:table-row>
        <table:table-row>
          <table:table-cell office:value="-0.005692590173333884" office:value-type="float"/>
          <table:table-cell office:value="-0.027024792206685112" office:value-type="float"/>
          <table:table-cell office:value="6" office:value-type="float"/>
          <table:table-cell office:value="-1" office:value-type="float"/>
        </table:table-row>
      </table:table>
      <table:table table:name="24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1" office:value-type="float"/>
          <table:table-cell office:value="-0.07676983936614817" office:value-type="float"/>
          <table:table-cell office:value="1" office:value-type="float"/>
          <table:table-cell office:value="-1" office:value-type="float"/>
        </table:table-row>
      </table:table>
      <table:table table:name="25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0938368957489729" office:value-type="float"/>
          <table:table-cell office:value="-0.05314805567908219" office:value-type="float"/>
          <table:table-cell office:value="1" office:value-type="float"/>
          <table:table-cell office:value="-0.9383689574897289" office:value-type="float"/>
        </table:table-row>
        <table:table-row>
          <table:table-cell office:value="-0.0019172680079936981" office:value-type="float"/>
          <table:table-cell office:value="-0.055105853780090135" office:value-type="float"/>
          <table:table-cell office:value="2" office:value-type="float"/>
          <table:table-cell office:value="-0.9788990505039692" office:value-type="float"/>
        </table:table-row>
        <table:table-row>
          <table:table-cell office:value="-0.002868301246315241" office:value-type="float"/>
          <table:table-cell office:value="-0.05700792025673322" office:value-type="float"/>
          <table:table-cell office:value="3" office:value-type="float"/>
          <table:table-cell office:value="-0.9510332383215427" office:value-type="float"/>
        </table:table-row>
        <table:table-row>
          <table:table-cell office:value="-0.003868301246315241" office:value-type="float"/>
          <table:table-cell office:value="-0.059007920256733216" office:value-type="float"/>
          <table:table-cell office:value="4" office:value-type="float"/>
          <table:table-cell office:value="-1" office:value-type="float"/>
        </table:table-row>
      </table:table>
      <table:table table:name="26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1" office:value-type="float"/>
          <table:table-cell office:value="-0.051130697037768826" office:value-type="float"/>
          <table:table-cell office:value="1" office:value-type="float"/>
          <table:table-cell office:value="-1" office:value-type="float"/>
        </table:table-row>
      </table:table>
      <table:table table:name="27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08631851971149445" office:value-type="float"/>
          <table:table-cell office:value="-0.05203546398384186" office:value-type="float"/>
          <table:table-cell office:value="1" office:value-type="float"/>
          <table:table-cell office:value="-0.8631851971149445" office:value-type="float"/>
        </table:table-row>
        <table:table-row>
          <table:table-cell office:value="-0.001735050216317177" office:value-type="float"/>
          <table:table-cell office:value="-0.053779194022246325" office:value-type="float"/>
          <table:table-cell office:value="2" office:value-type="float"/>
          <table:table-cell office:value="-0.8718650192022324" office:value-type="float"/>
        </table:table-row>
        <table:table-row>
          <table:table-cell office:value="-0.002735050216317177" office:value-type="float"/>
          <table:table-cell office:value="-0.05577919402224632" office:value-type="float"/>
          <table:table-cell office:value="3" office:value-type="float"/>
          <table:table-cell office:value="-1" office:value-type="float"/>
        </table:table-row>
      </table:table>
      <table:table table:name="28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1" office:value-type="float"/>
          <table:table-cell office:value="-0.019884185666856374" office:value-type="float"/>
          <table:table-cell office:value="1" office:value-type="float"/>
          <table:table-cell office:value="-1" office:value-type="float"/>
        </table:table-row>
      </table:table>
      <table:table table:name="29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08562673181295395" office:value-type="float"/>
          <table:table-cell office:value="-0.05987160349514128" office:value-type="float"/>
          <table:table-cell office:value="1" office:value-type="float"/>
          <table:table-cell office:value="-0.8562673181295395" office:value-type="float"/>
        </table:table-row>
        <table:table-row>
          <table:table-cell office:value="-0.0018425172418355942" office:value-type="float"/>
          <table:table-cell office:value="-0.061844103342553386" office:value-type="float"/>
          <table:table-cell office:value="2" office:value-type="float"/>
          <table:table-cell office:value="-0.9862499237060547" office:value-type="float"/>
        </table:table-row>
        <table:table-row>
          <table:table-cell office:value="-0.0028425172418355942" office:value-type="float"/>
          <table:table-cell office:value="-0.06384410334255339" office:value-type="float"/>
          <table:table-cell office:value="3" office:value-type="float"/>
          <table:table-cell office:value="-1" office:value-type="float"/>
        </table:table-row>
      </table:table>
      <table:table table:name="30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1" office:value-type="float"/>
          <table:table-cell office:value="-0.09212345835376948" office:value-type="float"/>
          <table:table-cell office:value="1" office:value-type="float"/>
          <table:table-cell office:value="-1" office:value-type="float"/>
        </table:table-row>
      </table:table>
      <table:table table:name="31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1" office:value-type="float"/>
          <table:table-cell office:value="-0.042657872986267414" office:value-type="float"/>
          <table:table-cell office:value="1" office:value-type="float"/>
          <table:table-cell office:value="-1" office:value-type="float"/>
        </table:table-row>
      </table:table>
      <table:table table:name="32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1" office:value-type="float"/>
          <table:table-cell office:value="-0.030920112619309548" office:value-type="float"/>
          <table:table-cell office:value="1" office:value-type="float"/>
          <table:table-cell office:value="-1" office:value-type="float"/>
        </table:table-row>
      </table:table>
      <table:table table:name="33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08605105578899383" office:value-type="float"/>
          <table:table-cell office:value="-0.008741048664659827" office:value-type="float"/>
          <table:table-cell office:value="1" office:value-type="float"/>
          <table:table-cell office:value="-0.8605105578899384" office:value-type="float"/>
        </table:table-row>
        <table:table-row>
          <table:table-cell office:value="-0.0018605105578899384" office:value-type="float"/>
          <table:table-cell office:value="-0.006741048664659827" office:value-type="float"/>
          <table:table-cell office:value="2" office:value-type="float"/>
          <table:table-cell office:value="-1" office:value-type="float"/>
        </table:table-row>
      </table:table>
      <table:table table:name="34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1" office:value-type="float"/>
          <table:table-cell office:value="-0.01666496787279015" office:value-type="float"/>
          <table:table-cell office:value="1" office:value-type="float"/>
          <table:table-cell office:value="-1" office:value-type="float"/>
        </table:table-row>
      </table:table>
      <table:table table:name="35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09683149214833975" office:value-type="float"/>
          <table:table-cell office:value="-0.05798377006440749" office:value-type="float"/>
          <table:table-cell office:value="1" office:value-type="float"/>
          <table:table-cell office:value="-0.9683149214833975" office:value-type="float"/>
        </table:table-row>
        <table:table-row>
          <table:table-cell office:value="-0.0019683149214833975" office:value-type="float"/>
          <table:table-cell office:value="-0.05998377006440749" office:value-type="float"/>
          <table:table-cell office:value="2" office:value-type="float"/>
          <table:table-cell office:value="-1" office:value-type="float"/>
        </table:table-row>
      </table:table>
      <table:table table:name="36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1" office:value-type="float"/>
          <table:table-cell office:value="-0.05922234820532904" office:value-type="float"/>
          <table:table-cell office:value="1" office:value-type="float"/>
          <table:table-cell office:value="-1" office:value-type="float"/>
        </table:table-row>
      </table:table>
      <table:table table:name="37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08581356704235077" office:value-type="float"/>
          <table:table-cell office:value="-0.09260631843216949" office:value-type="float"/>
          <table:table-cell office:value="1" office:value-type="float"/>
          <table:table-cell office:value="-0.8581356704235077" office:value-type="float"/>
        </table:table-row>
        <table:table-row>
          <table:table-cell office:value="-0.0018581356704235079" office:value-type="float"/>
          <table:table-cell office:value="-0.09460631843216949" office:value-type="float"/>
          <table:table-cell office:value="2" office:value-type="float"/>
          <table:table-cell office:value="-1" office:value-type="float"/>
        </table:table-row>
      </table:table>
      <table:table table:name="38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1" office:value-type="float"/>
          <table:table-cell office:value="-0.038631965371643845" office:value-type="float"/>
          <table:table-cell office:value="1" office:value-type="float"/>
          <table:table-cell office:value="-1" office:value-type="float"/>
        </table:table-row>
      </table:table>
      <table:table table:name="39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08723065555095673" office:value-type="float"/>
          <table:table-cell office:value="-0.09138596775178377" office:value-type="float"/>
          <table:table-cell office:value="1" office:value-type="float"/>
          <table:table-cell office:value="-0.8723065555095673" office:value-type="float"/>
        </table:table-row>
        <table:table-row>
          <table:table-cell office:value="-0.0018567045116797088" office:value-type="float"/>
          <table:table-cell office:value="-0.09335476366412405" office:value-type="float"/>
          <table:table-cell office:value="2" office:value-type="float"/>
          <table:table-cell office:value="-0.9843979561701417" office:value-type="float"/>
        </table:table-row>
        <table:table-row>
          <table:table-cell office:value="-0.002856704511679709" office:value-type="float"/>
          <table:table-cell office:value="-0.09535476366412406" office:value-type="float"/>
          <table:table-cell office:value="3" office:value-type="float"/>
          <table:table-cell office:value="-1" office:value-type="float"/>
        </table:table-row>
      </table:table>
      <table:table table:name="40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09655293077230454" office:value-type="float"/>
          <table:table-cell office:value="-0.09455106461019566" office:value-type="float"/>
          <table:table-cell office:value="1" office:value-type="float"/>
          <table:table-cell office:value="-0.9655293077230453" office:value-type="float"/>
        </table:table-row>
        <table:table-row>
          <table:table-cell office:value="-0.0019655293077230455" office:value-type="float"/>
          <table:table-cell office:value="-0.09255106461019566" office:value-type="float"/>
          <table:table-cell office:value="2" office:value-type="float"/>
          <table:table-cell office:value="-1" office:value-type="float"/>
        </table:table-row>
      </table:table>
      <table:table table:name="41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1" office:value-type="float"/>
          <table:table-cell office:value="-0.002456690981084834" office:value-type="float"/>
          <table:table-cell office:value="1" office:value-type="float"/>
          <table:table-cell office:value="-1" office:value-type="float"/>
        </table:table-row>
      </table:table>
      <table:table table:name="42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1" office:value-type="float"/>
          <table:table-cell office:value="-0.0240472997364983" office:value-type="float"/>
          <table:table-cell office:value="1" office:value-type="float"/>
          <table:table-cell office:value="-1" office:value-type="float"/>
        </table:table-row>
      </table:table>
      <table:table table:name="43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07775318026542663" office:value-type="float"/>
          <table:table-cell office:value="-0.02333328633933734" office:value-type="float"/>
          <table:table-cell office:value="1" office:value-type="float"/>
          <table:table-cell office:value="-0.7775318026542664" office:value-type="float"/>
        </table:table-row>
        <table:table-row>
          <table:table-cell office:value="-0.0017775318026542663" office:value-type="float"/>
          <table:table-cell office:value="-0.025333286339337343" office:value-type="float"/>
          <table:table-cell office:value="2" office:value-type="float"/>
          <table:table-cell office:value="-1" office:value-type="float"/>
        </table:table-row>
      </table:table>
      <table:table table:name="44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1" office:value-type="float"/>
          <table:table-cell office:value="-0.05008781732902741" office:value-type="float"/>
          <table:table-cell office:value="1" office:value-type="float"/>
          <table:table-cell office:value="-1" office:value-type="float"/>
        </table:table-row>
      </table:table>
      <table:table table:name="45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08865858539938927" office:value-type="float"/>
          <table:table-cell office:value="-0.03780263458497018" office:value-type="float"/>
          <table:table-cell office:value="1" office:value-type="float"/>
          <table:table-cell office:value="-0.8865858539938927" office:value-type="float"/>
        </table:table-row>
        <table:table-row>
          <table:table-cell office:value="-0.0018487335741519928" office:value-type="float"/>
          <table:table-cell office:value="-0.03587833914465398" office:value-type="float"/>
          <table:table-cell office:value="2" office:value-type="float"/>
          <table:table-cell office:value="-0.9621477201581001" office:value-type="float"/>
        </table:table-row>
        <table:table-row>
          <table:table-cell office:value="-0.002848733574151993" office:value-type="float"/>
          <table:table-cell office:value="-0.03387833914465398" office:value-type="float"/>
          <table:table-cell office:value="3" office:value-type="float"/>
          <table:table-cell office:value="-1" office:value-type="float"/>
        </table:table-row>
      </table:table>
      <table:table table:name="46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0962295912206173" office:value-type="float"/>
          <table:table-cell office:value="-0.05692578513588742" office:value-type="float"/>
          <table:table-cell office:value="1" office:value-type="float"/>
          <table:table-cell office:value="-0.9622959122061729" office:value-type="float"/>
        </table:table-row>
        <table:table-row>
          <table:table-cell office:value="-0.0019622959122061728" office:value-type="float"/>
          <table:table-cell office:value="-0.05892578513588742" office:value-type="float"/>
          <table:table-cell office:value="2" office:value-type="float"/>
          <table:table-cell office:value="-1" office:value-type="float"/>
        </table:table-row>
      </table:table>
      <table:table table:name="47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08982382416725159" office:value-type="float"/>
          <table:table-cell office:value="-0.07607066375680159" office:value-type="float"/>
          <table:table-cell office:value="1" office:value-type="float"/>
          <table:table-cell office:value="-0.8982382416725159" office:value-type="float"/>
        </table:table-row>
        <table:table-row>
          <table:table-cell office:value="-0.0018982382416725158" office:value-type="float"/>
          <table:table-cell office:value="-0.07807066375680159" office:value-type="float"/>
          <table:table-cell office:value="2" office:value-type="float"/>
          <table:table-cell office:value="-1" office:value-type="float"/>
        </table:table-row>
      </table:table>
      <table:table table:name="48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09402225576341152" office:value-type="float"/>
          <table:table-cell office:value="-0.010254348664570877" office:value-type="float"/>
          <table:table-cell office:value="1" office:value-type="float"/>
          <table:table-cell office:value="-0.9402225576341152" office:value-type="float"/>
        </table:table-row>
        <table:table-row>
          <table:table-cell office:value="-0.0019097768161445857" office:value-type="float"/>
          <table:table-cell office:value="-0.01219345718159182" office:value-type="float"/>
          <table:table-cell office:value="2" office:value-type="float"/>
          <table:table-cell office:value="-0.9695542585104704" office:value-type="float"/>
        </table:table-row>
        <table:table-row>
          <table:table-cell office:value="-0.0028051778469234704" office:value-type="float"/>
          <table:table-cell office:value="-0.013984259243149588" office:value-type="float"/>
          <table:table-cell office:value="3" office:value-type="float"/>
          <table:table-cell office:value="-0.8954010307788849" office:value-type="float"/>
        </table:table-row>
        <table:table-row>
          <table:table-cell office:value="-0.0038051778469234705" office:value-type="float"/>
          <table:table-cell office:value="-0.015984259243149588" office:value-type="float"/>
          <table:table-cell office:value="4" office:value-type="float"/>
          <table:table-cell office:value="-1" office:value-type="float"/>
        </table:table-row>
      </table:table>
      <table:table table:name="49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1" office:value-type="float"/>
          <table:table-cell office:value="-0.09021971449457097" office:value-type="float"/>
          <table:table-cell office:value="1" office:value-type="float"/>
          <table:table-cell office:value="-1" office:value-type="float"/>
        </table:table-row>
      </table:table>
      <table:table table:name="50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09682501442730427" office:value-type="float"/>
          <table:table-cell office:value="-0.00569772535113215" office:value-type="float"/>
          <table:table-cell office:value="1" office:value-type="float"/>
          <table:table-cell office:value="-0.9682501442730427" office:value-type="float"/>
        </table:table-row>
        <table:table-row>
          <table:table-cell office:value="-0.0019682501442730427" office:value-type="float"/>
          <table:table-cell office:value="-0.00369772535113215" office:value-type="float"/>
          <table:table-cell office:value="2" office:value-type="float"/>
          <table:table-cell office:value="-1" office:value-type="float"/>
        </table:table-row>
      </table:table>
      <table:table table:name="51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08722622692584991" office:value-type="float"/>
          <table:table-cell office:value="-0.025125125347128734" office:value-type="float"/>
          <table:table-cell office:value="1" office:value-type="float"/>
          <table:table-cell office:value="-0.8722622692584991" office:value-type="float"/>
        </table:table-row>
        <table:table-row>
          <table:table-cell office:value="-0.0017597431242465972" office:value-type="float"/>
          <table:table-cell office:value="-0.026900087057104928" office:value-type="float"/>
          <table:table-cell office:value="2" office:value-type="float"/>
          <table:table-cell office:value="-0.8874808549880981" office:value-type="float"/>
        </table:table-row>
        <table:table-row>
          <table:table-cell office:value="-0.0027597431242465972" office:value-type="float"/>
          <table:table-cell office:value="-0.02890008705710493" office:value-type="float"/>
          <table:table-cell office:value="3" office:value-type="float"/>
          <table:table-cell office:value="-1" office:value-type="float"/>
        </table:table-row>
      </table:table>
      <table:table table:name="52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1" office:value-type="float"/>
          <table:table-cell office:value="-0.06345629353615152" office:value-type="float"/>
          <table:table-cell office:value="1" office:value-type="float"/>
          <table:table-cell office:value="-1" office:value-type="float"/>
        </table:table-row>
      </table:table>
      <table:table table:name="53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1" office:value-type="float"/>
          <table:table-cell office:value="-0.02704196358038713" office:value-type="float"/>
          <table:table-cell office:value="1" office:value-type="float"/>
          <table:table-cell office:value="-1" office:value-type="float"/>
        </table:table-row>
      </table:table>
      <table:table table:name="54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1" office:value-type="float"/>
          <table:table-cell office:value="-0.07276465517886346" office:value-type="float"/>
          <table:table-cell office:value="1" office:value-type="float"/>
          <table:table-cell office:value="-1" office:value-type="float"/>
        </table:table-row>
      </table:table>
      <table:table table:name="55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1" office:value-type="float"/>
          <table:table-cell office:value="-0.022276059988379338" office:value-type="float"/>
          <table:table-cell office:value="1" office:value-type="float"/>
          <table:table-cell office:value="-1" office:value-type="float"/>
        </table:table-row>
      </table:table>
      <table:table table:name="56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1" office:value-type="float"/>
          <table:table-cell office:value="-0.03449427163664792" office:value-type="float"/>
          <table:table-cell office:value="1" office:value-type="float"/>
          <table:table-cell office:value="-1" office:value-type="float"/>
        </table:table-row>
      </table:table>
      <table:table table:name="57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1" office:value-type="float"/>
          <table:table-cell office:value="-0.0006464078996421801" office:value-type="float"/>
          <table:table-cell office:value="1" office:value-type="float"/>
          <table:table-cell office:value="-1" office:value-type="float"/>
        </table:table-row>
      </table:table>
      <table:table table:name="58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1" office:value-type="float"/>
          <table:table-cell office:value="-0.04630943217936265" office:value-type="float"/>
          <table:table-cell office:value="1" office:value-type="float"/>
          <table:table-cell office:value="-1" office:value-type="float"/>
        </table:table-row>
      </table:table>
      <table:table table:name="59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09096362441778183" office:value-type="float"/>
          <table:table-cell office:value="-0.031068157002693712" office:value-type="float"/>
          <table:table-cell office:value="1" office:value-type="float"/>
          <table:table-cell office:value="-0.9096362441778183" office:value-type="float"/>
        </table:table-row>
        <table:table-row>
          <table:table-cell office:value="-0.0017367684245109558" office:value-type="float"/>
          <table:table-cell office:value="-0.03272242136335999" office:value-type="float"/>
          <table:table-cell office:value="2" office:value-type="float"/>
          <table:table-cell office:value="-0.8271321803331375" office:value-type="float"/>
        </table:table-row>
        <table:table-row>
          <table:table-cell office:value="-0.0027367684245109556" office:value-type="float"/>
          <table:table-cell office:value="-0.034722421363359984" office:value-type="float"/>
          <table:table-cell office:value="3" office:value-type="float"/>
          <table:table-cell office:value="-1" office:value-type="float"/>
        </table:table-row>
      </table:table>
      <table:table table:name="60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1" office:value-type="float"/>
          <table:table-cell office:value="-0.023523225282055082" office:value-type="float"/>
          <table:table-cell office:value="1" office:value-type="float"/>
          <table:table-cell office:value="-1" office:value-type="float"/>
        </table:table-row>
      </table:table>
      <table:table table:name="61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09531408250331879" office:value-type="float"/>
          <table:table-cell office:value="-0.01146473289149023" office:value-type="float"/>
          <table:table-cell office:value="1" office:value-type="float"/>
          <table:table-cell office:value="-0.9531408250331879" office:value-type="float"/>
        </table:table-row>
        <table:table-row>
          <table:table-cell office:value="-0.0019443465285003186" office:value-type="float"/>
          <table:table-cell office:value="-0.009482321484555968" office:value-type="float"/>
          <table:table-cell office:value="2" office:value-type="float"/>
          <table:table-cell office:value="-0.9912057034671307" office:value-type="float"/>
        </table:table-row>
        <table:table-row>
          <table:table-cell office:value="-0.0029443465285003186" office:value-type="float"/>
          <table:table-cell office:value="-0.007482321484555968" office:value-type="float"/>
          <table:table-cell office:value="3" office:value-type="float"/>
          <table:table-cell office:value="-1" office:value-type="float"/>
        </table:table-row>
      </table:table>
      <table:table table:name="62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09780970644205809" office:value-type="float"/>
          <table:table-cell office:value="-0.08706519408542997" office:value-type="float"/>
          <table:table-cell office:value="1" office:value-type="float"/>
          <table:table-cell office:value="-0.9780970644205809" office:value-type="float"/>
        </table:table-row>
        <table:table-row>
          <table:table-cell office:value="-0.0019259682688862086" office:value-type="float"/>
          <table:table-cell office:value="-0.08516945167649873" office:value-type="float"/>
          <table:table-cell office:value="2" office:value-type="float"/>
          <table:table-cell office:value="-0.9478712044656277" office:value-type="float"/>
        </table:table-row>
        <table:table-row>
          <table:table-cell office:value="-0.002916442830115557" office:value-type="float"/>
          <table:table-cell office:value="-0.08318850255404002" office:value-type="float"/>
          <table:table-cell office:value="3" office:value-type="float"/>
          <table:table-cell office:value="-0.9904745612293482" office:value-type="float"/>
        </table:table-row>
        <table:table-row>
          <table:table-cell office:value="-0.003843526046723128" office:value-type="float"/>
          <table:table-cell office:value="-0.08133433612082488" office:value-type="float"/>
          <table:table-cell office:value="4" office:value-type="float"/>
          <table:table-cell office:value="-0.9270832166075706" office:value-type="float"/>
        </table:table-row>
        <table:table-row>
          <table:table-cell office:value="-0.004842618667928037" office:value-type="float"/>
          <table:table-cell office:value="-0.07933615087841506" office:value-type="float"/>
          <table:table-cell office:value="5" office:value-type="float"/>
          <table:table-cell office:value="-0.9990926212049089" office:value-type="float"/>
        </table:table-row>
        <table:table-row>
          <table:table-cell office:value="-0.005805593972501811" office:value-type="float"/>
          <table:table-cell office:value="-0.07741020026926751" office:value-type="float"/>
          <table:table-cell office:value="6" office:value-type="float"/>
          <table:table-cell office:value="-0.9629753045737743" office:value-type="float"/>
        </table:table-row>
        <table:table-row>
          <table:table-cell office:value="-0.006607197796402034" office:value-type="float"/>
          <table:table-cell office:value="-0.07580699262146706" office:value-type="float"/>
          <table:table-cell office:value="7" office:value-type="float"/>
          <table:table-cell office:value="-0.8016038239002228" office:value-type="float"/>
        </table:table-row>
        <table:table-row>
          <table:table-cell office:value="-0.007607197796402034" office:value-type="float"/>
          <table:table-cell office:value="-0.07380699262146706" office:value-type="float"/>
          <table:table-cell office:value="8" office:value-type="float"/>
          <table:table-cell office:value="-1" office:value-type="float"/>
        </table:table-row>
      </table:table>
      <table:table table:name="63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1" office:value-type="float"/>
          <table:table-cell office:value="-0.06331707709379034" office:value-type="float"/>
          <table:table-cell office:value="1" office:value-type="float"/>
          <table:table-cell office:value="-1" office:value-type="float"/>
        </table:table-row>
      </table:table>
      <table:table table:name="64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1" office:value-type="float"/>
          <table:table-cell office:value="-0.029150956995185107" office:value-type="float"/>
          <table:table-cell office:value="1" office:value-type="float"/>
          <table:table-cell office:value="-1" office:value-type="float"/>
        </table:table-row>
      </table:table>
      <table:table table:name="65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09289517998695374" office:value-type="float"/>
          <table:table-cell office:value="-0.058735785459234816" office:value-type="float"/>
          <table:table-cell office:value="1" office:value-type="float"/>
          <table:table-cell office:value="-0.9289517998695374" office:value-type="float"/>
        </table:table-row>
        <table:table-row>
          <table:table-cell office:value="-0.0017792949974536896" office:value-type="float"/>
          <table:table-cell office:value="-0.06043647185440312" office:value-type="float"/>
          <table:table-cell office:value="2" office:value-type="float"/>
          <table:table-cell office:value="-0.8503431975841522" office:value-type="float"/>
        </table:table-row>
        <table:table-row>
          <table:table-cell office:value="-0.0027465714868158105" office:value-type="float"/>
          <table:table-cell office:value="-0.06237102483312736" office:value-type="float"/>
          <table:table-cell office:value="3" office:value-type="float"/>
          <table:table-cell office:value="-0.9672764893621206" office:value-type="float"/>
        </table:table-row>
        <table:table-row>
          <table:table-cell office:value="-0.0036988080162554983" office:value-type="float"/>
          <table:table-cell office:value="-0.06427549789200673" office:value-type="float"/>
          <table:table-cell office:value="4" office:value-type="float"/>
          <table:table-cell office:value="-0.9522365294396877" office:value-type="float"/>
        </table:table-row>
        <table:table-row>
          <table:table-cell office:value="-0.004698808016255498" office:value-type="float"/>
          <table:table-cell office:value="-0.06627549789200674" office:value-type="float"/>
          <table:table-cell office:value="5" office:value-type="float"/>
          <table:table-cell office:value="-1" office:value-type="float"/>
        </table:table-row>
      </table:table>
      <table:table table:name="66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09888353114947677" office:value-type="float"/>
          <table:table-cell office:value="-0.06406320696678819" office:value-type="float"/>
          <table:table-cell office:value="1" office:value-type="float"/>
          <table:table-cell office:value="-0.9888353114947677" office:value-type="float"/>
        </table:table-row>
        <table:table-row>
          <table:table-cell office:value="-0.0019483941560611128" office:value-type="float"/>
          <table:table-cell office:value="-0.06598232465592088" office:value-type="float"/>
          <table:table-cell office:value="2" office:value-type="float"/>
          <table:table-cell office:value="-0.9595588445663452" office:value-type="float"/>
        </table:table-row>
        <table:table-row>
          <table:table-cell office:value="-0.002948394156061113" office:value-type="float"/>
          <table:table-cell office:value="-0.06798232465592088" office:value-type="float"/>
          <table:table-cell office:value="3" office:value-type="float"/>
          <table:table-cell office:value="-1" office:value-type="float"/>
        </table:table-row>
      </table:table>
      <table:table table:name="67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1" office:value-type="float"/>
          <table:table-cell office:value="-0.0592848756381216" office:value-type="float"/>
          <table:table-cell office:value="1" office:value-type="float"/>
          <table:table-cell office:value="-1" office:value-type="float"/>
        </table:table-row>
      </table:table>
      <table:table table:name="68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1" office:value-type="float"/>
          <table:table-cell office:value="-0.020831104135817943" office:value-type="float"/>
          <table:table-cell office:value="1" office:value-type="float"/>
          <table:table-cell office:value="-1" office:value-type="float"/>
        </table:table-row>
      </table:table>
      <table:table table:name="69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1" office:value-type="float"/>
          <table:table-cell office:value="-0.023668487633584562" office:value-type="float"/>
          <table:table-cell office:value="1" office:value-type="float"/>
          <table:table-cell office:value="-1" office:value-type="float"/>
        </table:table-row>
      </table:table>
      <table:table table:name="70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1" office:value-type="float"/>
          <table:table-cell office:value="-0.033259515890702585" office:value-type="float"/>
          <table:table-cell office:value="1" office:value-type="float"/>
          <table:table-cell office:value="-1" office:value-type="float"/>
        </table:table-row>
      </table:table>
      <table:table table:name="71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09760292228311301" office:value-type="float"/>
          <table:table-cell office:value="-0.018609280489002202" office:value-type="float"/>
          <table:table-cell office:value="1" office:value-type="float"/>
          <table:table-cell office:value="-0.97602922283113" office:value-type="float"/>
        </table:table-row>
        <table:table-row>
          <table:table-cell office:value="-0.00197602922283113" office:value-type="float"/>
          <table:table-cell office:value="-0.0206092804890022" office:value-type="float"/>
          <table:table-cell office:value="2" office:value-type="float"/>
          <table:table-cell office:value="-1" office:value-type="float"/>
        </table:table-row>
      </table:table>
      <table:table table:name="72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08970084637403489" office:value-type="float"/>
          <table:table-cell office:value="-0.014624366993695013" office:value-type="float"/>
          <table:table-cell office:value="1" office:value-type="float"/>
          <table:table-cell office:value="-0.8970084637403488" office:value-type="float"/>
        </table:table-row>
        <table:table-row>
          <table:table-cell office:value="-0.0018930648897658104" office:value-type="float"/>
          <table:table-cell office:value="-0.016616479845745935" office:value-type="float"/>
          <table:table-cell office:value="2" office:value-type="float"/>
          <table:table-cell office:value="-0.9960564260254614" office:value-type="float"/>
        </table:table-row>
        <table:table-row>
          <table:table-cell office:value="-0.0028930648897658104" office:value-type="float"/>
          <table:table-cell office:value="-0.018616479845745937" office:value-type="float"/>
          <table:table-cell office:value="3" office:value-type="float"/>
          <table:table-cell office:value="-1" office:value-type="float"/>
        </table:table-row>
      </table:table>
      <table:table table:name="73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08417439013719559" office:value-type="float"/>
          <table:table-cell office:value="-0.008759338000140367" office:value-type="float"/>
          <table:table-cell office:value="1" office:value-type="float"/>
          <table:table-cell office:value="-0.8417439013719559" office:value-type="float"/>
        </table:table-row>
        <table:table-row>
          <table:table-cell office:value="-0.001773988824337721" office:value-type="float"/>
          <table:table-cell office:value="-0.010623827846071897" office:value-type="float"/>
          <table:table-cell office:value="2" office:value-type="float"/>
          <table:table-cell office:value="-0.932244922965765" office:value-type="float"/>
        </table:table-row>
        <table:table-row>
          <table:table-cell office:value="-0.002586526717990637" office:value-type="float"/>
          <table:table-cell office:value="-0.012248903633377729" office:value-type="float"/>
          <table:table-cell office:value="3" office:value-type="float"/>
          <table:table-cell office:value="-0.812537893652916" office:value-type="float"/>
        </table:table-row>
        <table:table-row>
          <table:table-cell office:value="-0.003586526717990637" office:value-type="float"/>
          <table:table-cell office:value="-0.014248903633377729" office:value-type="float"/>
          <table:table-cell office:value="4" office:value-type="float"/>
          <table:table-cell office:value="-1" office:value-type="float"/>
        </table:table-row>
      </table:table>
      <table:table table:name="74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1" office:value-type="float"/>
          <table:table-cell office:value="-0.07492366227512434" office:value-type="float"/>
          <table:table-cell office:value="1" office:value-type="float"/>
          <table:table-cell office:value="-1" office:value-type="float"/>
        </table:table-row>
      </table:table>
      <table:table table:name="75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1" office:value-type="float"/>
          <table:table-cell office:value="-0.079804612532819" office:value-type="float"/>
          <table:table-cell office:value="1" office:value-type="float"/>
          <table:table-cell office:value="-1" office:value-type="float"/>
        </table:table-row>
      </table:table>
      <table:table table:name="76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1" office:value-type="float"/>
          <table:table-cell office:value="-0.04895029507641874" office:value-type="float"/>
          <table:table-cell office:value="1" office:value-type="float"/>
          <table:table-cell office:value="-1" office:value-type="float"/>
        </table:table-row>
      </table:table>
      <table:table table:name="77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08771043866872787" office:value-type="float"/>
          <table:table-cell office:value="-0.019727298046816714" office:value-type="float"/>
          <table:table-cell office:value="1" office:value-type="float"/>
          <table:table-cell office:value="-0.8771043866872787" office:value-type="float"/>
        </table:table-row>
        <table:table-row>
          <table:table-cell office:value="-0.0018771043866872787" office:value-type="float"/>
          <table:table-cell office:value="-0.017727298046816716" office:value-type="float"/>
          <table:table-cell office:value="2" office:value-type="float"/>
          <table:table-cell office:value="-1" office:value-type="float"/>
        </table:table-row>
      </table:table>
      <table:table table:name="78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09527862891554833" office:value-type="float"/>
          <table:table-cell office:value="-0.04128355135381689" office:value-type="float"/>
          <table:table-cell office:value="1" office:value-type="float"/>
          <table:table-cell office:value="-0.9527862891554832" office:value-type="float"/>
        </table:table-row>
        <table:table-row>
          <table:table-cell office:value="-0.0018676404878497123" office:value-type="float"/>
          <table:table-cell office:value="-0.04311325975120534" office:value-type="float"/>
          <table:table-cell office:value="2" office:value-type="float"/>
          <table:table-cell office:value="-0.9148541986942291" office:value-type="float"/>
        </table:table-row>
        <table:table-row>
          <table:table-cell office:value="-0.0028676404878497123" office:value-type="float"/>
          <table:table-cell office:value="-0.045113259751205344" office:value-type="float"/>
          <table:table-cell office:value="3" office:value-type="float"/>
          <table:table-cell office:value="-1" office:value-type="float"/>
        </table:table-row>
      </table:table>
      <table:table table:name="79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0911922961473465" office:value-type="float"/>
          <table:table-cell office:value="-0.0679213517958196" office:value-type="float"/>
          <table:table-cell office:value="1" office:value-type="float"/>
          <table:table-cell office:value="-0.911922961473465" office:value-type="float"/>
        </table:table-row>
        <table:table-row>
          <table:table-cell office:value="-0.0017624333947896958" office:value-type="float"/>
          <table:table-cell office:value="-0.06962237266245205" office:value-type="float"/>
          <table:table-cell office:value="2" office:value-type="float"/>
          <table:table-cell office:value="-0.8505104333162308" office:value-type="float"/>
        </table:table-row>
        <table:table-row>
          <table:table-cell office:value="-0.0025431811064481735" office:value-type="float"/>
          <table:table-cell office:value="-0.07118386808576901" office:value-type="float"/>
          <table:table-cell office:value="3" office:value-type="float"/>
          <table:table-cell office:value="-0.7807477116584778" office:value-type="float"/>
        </table:table-row>
        <table:table-row>
          <table:table-cell office:value="-0.0035431811064481735" office:value-type="float"/>
          <table:table-cell office:value="-0.07318386808576902" office:value-type="float"/>
          <table:table-cell office:value="4" office:value-type="float"/>
          <table:table-cell office:value="-1" office:value-type="float"/>
        </table:table-row>
      </table:table>
      <table:table table:name="80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08732762560248375" office:value-type="float"/>
          <table:table-cell office:value="-0.004259382569245896" office:value-type="float"/>
          <table:table-cell office:value="1" office:value-type="float"/>
          <table:table-cell office:value="-0.8732762560248375" office:value-type="float"/>
        </table:table-row>
        <table:table-row>
          <table:table-cell office:value="-0.001735875405371189" office:value-type="float"/>
          <table:table-cell office:value="-0.0025341842705531932" office:value-type="float"/>
          <table:table-cell office:value="2" office:value-type="float"/>
          <table:table-cell office:value="-0.8625991493463516" office:value-type="float"/>
        </table:table-row>
        <table:table-row>
          <table:table-cell office:value="-0.0026216556653380395" office:value-type="float"/>
          <table:table-cell office:value="-0.0007626237506194924" office:value-type="float"/>
          <table:table-cell office:value="3" office:value-type="float"/>
          <table:table-cell office:value="-0.8857802599668503" office:value-type="float"/>
        </table:table-row>
      </table:table>
      <table:table table:name="81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0901247750967741" office:value-type="float"/>
          <table:table-cell office:value="-0.06764608648034187" office:value-type="float"/>
          <table:table-cell office:value="1" office:value-type="float"/>
          <table:table-cell office:value="-0.901247750967741" office:value-type="float"/>
        </table:table-row>
        <table:table-row>
          <table:table-cell office:value="-0.0017940410785377025" office:value-type="float"/>
          <table:table-cell office:value="-0.06943167313548179" office:value-type="float"/>
          <table:table-cell office:value="2" office:value-type="float"/>
          <table:table-cell office:value="-0.8927933275699615" office:value-type="float"/>
        </table:table-row>
        <table:table-row>
          <table:table-cell office:value="-0.0027940410785377025" office:value-type="float"/>
          <table:table-cell office:value="-0.0714316731354818" office:value-type="float"/>
          <table:table-cell office:value="3" office:value-type="float"/>
          <table:table-cell office:value="-1" office:value-type="float"/>
        </table:table-row>
      </table:table>
      <table:table table:name="82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09818575605750083" office:value-type="float"/>
          <table:table-cell office:value="-0.005942253976734044" office:value-type="float"/>
          <table:table-cell office:value="1" office:value-type="float"/>
          <table:table-cell office:value="-0.9818575605750084" office:value-type="float"/>
        </table:table-row>
        <table:table-row>
          <table:table-cell office:value="-0.0018921227473765612" office:value-type="float"/>
          <table:table-cell office:value="-0.004121723603130938" office:value-type="float"/>
          <table:table-cell office:value="2" office:value-type="float"/>
          <table:table-cell office:value="-0.9102651868015528" office:value-type="float"/>
        </table:table-row>
        <table:table-row>
          <table:table-cell office:value="-0.002866808557882905" office:value-type="float"/>
          <table:table-cell office:value="-0.0021723519821182508" office:value-type="float"/>
          <table:table-cell office:value="3" office:value-type="float"/>
          <table:table-cell office:value="-0.9746858105063438" office:value-type="float"/>
        </table:table-row>
        <table:table-row>
          <table:table-cell office:value="-0.0037600534670054913" office:value-type="float"/>
          <table:table-cell office:value="-0.00038586216387307814" office:value-type="float"/>
          <table:table-cell office:value="4" office:value-type="float"/>
          <table:table-cell office:value="-0.8932449091225863" office:value-type="float"/>
        </table:table-row>
      </table:table>
      <table:table table:name="83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05338051915168762" office:value-type="float"/>
          <table:table-cell office:value="-0.03437380785113446" office:value-type="float"/>
          <table:table-cell office:value="1" office:value-type="float"/>
          <table:table-cell office:value="-0.5338051915168762" office:value-type="float"/>
        </table:table-row>
        <table:table-row>
          <table:table-cell office:value="-0.0014192342981696128" office:value-type="float"/>
          <table:table-cell office:value="-0.03614466606443993" office:value-type="float"/>
          <table:table-cell office:value="2" office:value-type="float"/>
          <table:table-cell office:value="-0.8854291066527367" office:value-type="float"/>
        </table:table-row>
        <table:table-row>
          <table:table-cell office:value="-0.002419234298169613" office:value-type="float"/>
          <table:table-cell office:value="-0.03814466606443993" office:value-type="float"/>
          <table:table-cell office:value="3" office:value-type="float"/>
          <table:table-cell office:value="-1" office:value-type="float"/>
        </table:table-row>
      </table:table>
      <table:table table:name="84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08813747316598892" office:value-type="float"/>
          <table:table-cell office:value="-0.023267212051929526" office:value-type="float"/>
          <table:table-cell office:value="1" office:value-type="float"/>
          <table:table-cell office:value="-0.8813747316598892" office:value-type="float"/>
        </table:table-row>
        <table:table-row>
          <table:table-cell office:value="-0.0015990461166948081" office:value-type="float"/>
          <table:table-cell office:value="-0.024702554821999363" office:value-type="float"/>
          <table:table-cell office:value="2" office:value-type="float"/>
          <table:table-cell office:value="-0.7176713850349188" office:value-type="float"/>
        </table:table-row>
        <table:table-row>
          <table:table-cell office:value="-0.0024503852631896734" office:value-type="float"/>
          <table:table-cell office:value="-0.026405233114989095" office:value-type="float"/>
          <table:table-cell office:value="3" office:value-type="float"/>
          <table:table-cell office:value="-0.8513391464948654" office:value-type="float"/>
        </table:table-row>
        <table:table-row>
          <table:table-cell office:value="-0.003243704130873084" office:value-type="float"/>
          <table:table-cell office:value="-0.027991870850355913" office:value-type="float"/>
          <table:table-cell office:value="4" office:value-type="float"/>
          <table:table-cell office:value="-0.7933188676834106" office:value-type="float"/>
        </table:table-row>
        <table:table-row>
          <table:table-cell office:value="-0.003949582420289517" office:value-type="float"/>
          <table:table-cell office:value="-0.02940362742918878" office:value-type="float"/>
          <table:table-cell office:value="5" office:value-type="float"/>
          <table:table-cell office:value="-0.7058782894164324" office:value-type="float"/>
        </table:table-row>
        <table:table-row>
          <table:table-cell office:value="-0.0046156997457146645" office:value-type="float"/>
          <table:table-cell office:value="-0.030735862080039075" office:value-type="float"/>
          <table:table-cell office:value="6" office:value-type="float"/>
          <table:table-cell office:value="-0.666117325425148" office:value-type="float"/>
        </table:table-row>
        <table:table-row>
          <table:table-cell office:value="-0.005375542132183909" office:value-type="float"/>
          <table:table-cell office:value="-0.03225554685297757" office:value-type="float"/>
          <table:table-cell office:value="7" office:value-type="float"/>
          <table:table-cell office:value="-0.759842386469245" office:value-type="float"/>
        </table:table-row>
        <table:table-row>
          <table:table-cell office:value="-0.006186779411509633" office:value-type="float"/>
          <table:table-cell office:value="-0.03387802141162901" office:value-type="float"/>
          <table:table-cell office:value="8" office:value-type="float"/>
          <table:table-cell office:value="-0.8112372793257236" office:value-type="float"/>
        </table:table-row>
        <table:table-row>
          <table:table-cell office:value="-0.0070522643569856875" office:value-type="float"/>
          <table:table-cell office:value="-0.03560899130258112" office:value-type="float"/>
          <table:table-cell office:value="9" office:value-type="float"/>
          <table:table-cell office:value="-0.8654849454760551" office:value-type="float"/>
        </table:table-row>
        <table:table-row>
          <table:table-cell office:value="-0.00791550394333899" office:value-type="float"/>
          <table:table-cell office:value="-0.03733547047528772" office:value-type="float"/>
          <table:table-cell office:value="10" office:value-type="float"/>
          <table:table-cell office:value="-0.863239586353302" office:value-type="float"/>
        </table:table-row>
        <table:table-row>
          <table:table-cell office:value="-0.008735725110396742" office:value-type="float"/>
          <table:table-cell office:value="-0.038975912809403226" office:value-type="float"/>
          <table:table-cell office:value="11" office:value-type="float"/>
          <table:table-cell office:value="-0.8202211670577526" office:value-type="float"/>
        </table:table-row>
        <table:table-row>
          <table:table-cell office:value="-0.009504099452868103" office:value-type="float"/>
          <table:table-cell office:value="-0.04051266149434595" office:value-type="float"/>
          <table:table-cell office:value="12" office:value-type="float"/>
          <table:table-cell office:value="-0.7683743424713612" office:value-type="float"/>
        </table:table-row>
        <table:table-row>
          <table:table-cell office:value="-0.010336392649449407" office:value-type="float"/>
          <table:table-cell office:value="-0.04217724788750856" office:value-type="float"/>
          <table:table-cell office:value="13" office:value-type="float"/>
          <table:table-cell office:value="-0.8322931965813041" office:value-type="float"/>
        </table:table-row>
        <table:table-row>
          <table:table-cell office:value="-0.011212052033282816" office:value-type="float"/>
          <table:table-cell office:value="-0.043928566655175375" office:value-type="float"/>
          <table:table-cell office:value="14" office:value-type="float"/>
          <table:table-cell office:value="-0.8756593838334084" office:value-type="float"/>
        </table:table-row>
        <table:table-row>
          <table:table-cell office:value="-0.012150401041842996" office:value-type="float"/>
          <table:table-cell office:value="-0.04580526467229574" office:value-type="float"/>
          <table:table-cell office:value="15" office:value-type="float"/>
          <table:table-cell office:value="-0.9383490085601807" office:value-type="float"/>
        </table:table-row>
        <table:table-row>
          <table:table-cell office:value="-0.012948095739819108" office:value-type="float"/>
          <table:table-cell office:value="-0.04740065406824796" office:value-type="float"/>
          <table:table-cell office:value="16" office:value-type="float"/>
          <table:table-cell office:value="-0.7976946979761124" office:value-type="float"/>
        </table:table-row>
        <table:table-row>
          <table:table-cell office:value="-0.013916531295515596" office:value-type="float"/>
          <table:table-cell office:value="-0.049337525179640934" office:value-type="float"/>
          <table:table-cell office:value="17" office:value-type="float"/>
          <table:table-cell office:value="-0.9684355556964874" office:value-type="float"/>
        </table:table-row>
        <table:table-row>
          <table:table-cell office:value="-0.014661374540068208" office:value-type="float"/>
          <table:table-cell office:value="-0.05082721166874617" office:value-type="float"/>
          <table:table-cell office:value="18" office:value-type="float"/>
          <table:table-cell office:value="-0.7448432445526123" office:value-type="float"/>
        </table:table-row>
        <table:table-row>
          <table:table-cell office:value="-0.015659580671228468" office:value-type="float"/>
          <table:table-cell office:value="-0.05282362393106668" office:value-type="float"/>
          <table:table-cell office:value="19" office:value-type="float"/>
          <table:table-cell office:value="-0.9982061311602592" office:value-type="float"/>
        </table:table-row>
        <table:table-row>
          <table:table-cell office:value="-0.016554193981923163" office:value-type="float"/>
          <table:table-cell office:value="-0.05461285055245607" office:value-type="float"/>
          <table:table-cell office:value="20" office:value-type="float"/>
          <table:table-cell office:value="-0.8946133106946945" office:value-type="float"/>
        </table:table-row>
        <table:table-row>
          <table:table-cell office:value="-0.01720009956602007" office:value-type="float"/>
          <table:table-cell office:value="-0.05590466172064989" office:value-type="float"/>
          <table:table-cell office:value="21" office:value-type="float"/>
          <table:table-cell office:value="-0.6459055840969086" office:value-type="float"/>
        </table:table-row>
        <table:table-row>
          <table:table-cell office:value="-0.018045159959234298" office:value-type="float"/>
          <table:table-cell office:value="-0.05759478250707834" office:value-type="float"/>
          <table:table-cell office:value="22" office:value-type="float"/>
          <table:table-cell office:value="-0.8450603932142258" office:value-type="float"/>
        </table:table-row>
        <table:table-row>
          <table:table-cell office:value="-0.0190451599592343" office:value-type="float"/>
          <table:table-cell office:value="-0.059594782507078344" office:value-type="float"/>
          <table:table-cell office:value="23" office:value-type="float"/>
          <table:table-cell office:value="-1" office:value-type="float"/>
        </table:table-row>
      </table:table>
      <table:table table:name="85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09291532365605235" office:value-type="float"/>
          <table:table-cell office:value="-0.018732333653858055" office:value-type="float"/>
          <table:table-cell office:value="1.0" office:value-type="float"/>
          <table:table-cell office:value="-0.9291532365605235" office:value-type="float"/>
        </table:table-row>
        <table:table-row>
          <table:table-cell office:value="-0.0018154117232188583" office:value-type="float"/>
          <table:table-cell office:value="-0.020504850627174727" office:value-type="float"/>
          <table:table-cell office:value="2.0" office:value-type="float"/>
          <table:table-cell office:value="-0.8862584866583347" office:value-type="float"/>
        </table:table-row>
        <table:table-row>
          <table:table-cell office:value="-0.002793142101727426" office:value-type="float"/>
          <table:table-cell office:value="-0.022460311384191863" office:value-type="float"/>
          <table:table-cell office:value="3.0" office:value-type="float"/>
          <table:table-cell office:value="-0.9777303785085678" office:value-type="float"/>
        </table:table-row>
        <table:table-row>
          <table:table-cell office:value="-0.003537169850431383" office:value-type="float"/>
          <table:table-cell office:value="-0.023948366881599775" office:value-type="float"/>
          <table:table-cell office:value="4.0" office:value-type="float"/>
          <table:table-cell office:value="-0.7440277487039566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3-12T16:19:54.269243</meta:creation-date>
    <dc:date>2024-03-12T16:19:54.346017</dc:date>
    <meta:generator>http://pypi.python.org/pypi/ezodf/0.1.0$Python3.8.10 (default, Nov 22 2023, 10:22:35) 
[GCC 9.4.0]</meta:generator>
    <meta:document-statistic/>
    <meta:editing-cycles>1</meta:editing-cycles>
  </office:meta>
</office:document-meta>
</file>